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hesh</text:p>
          </table:table-cell>
          <table:table-cell office:value-type="string" calcext:value-type="string">
            <text:p>karanth</text:p>
          </table:table-cell>
          <table:table-cell office:value-type="string" calcext:value-type="string">
            <text:p><text:a xlink:href="mailto:maya@gmail.com" xlink:type="simple">maya@gmail.com</text:a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eethi</text:p>
          </table:table-cell>
          <table:table-cell office:value-type="string" calcext:value-type="string">
            <text:p>patil</text:p>
          </table:table-cell>
          <table:table-cell office:value-type="string" calcext:value-type="string">
            <text:p><text:a xlink:href="mailto:g@gmail.com" xlink:type="simple">g@gmail.com</text:a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ltaf</text:p>
          </table:table-cell>
          <table:table-cell office:value-type="string" calcext:value-type="string">
            <text:p>Nadaf</text:p>
          </table:table-cell>
          <table:table-cell office:value-type="string" calcext:value-type="string">
            <text:p><text:a xlink:href="mailto:n@yahoo.co" xlink:type="simple">n@yahoo.co</text:a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etha</text:p>
          </table:table-cell>
          <table:table-cell office:value-type="string" calcext:value-type="string">
            <text:p>pattanshetty</text:p>
          </table:table-cell>
          <table:table-cell office:value-type="string" calcext:value-type="string">
            <text:p><text:a xlink:href="mailto:s@rediffmail.com" xlink:type="simple">s@rediffmail.com</text:a>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2:14:09.316309479</meta:creation-date>
    <dc:date>2020-01-04T12:16:17.967126735</dc:date>
    <meta:editing-duration>PT2M13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